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heads_20_1" draw:marker-start-width="0.3cm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13cm"/>
      <style:paragraph-properties style:writing-mode="lr-tb"/>
    </style:style>
    <style:style style:name="gr3" style:family="graphic" style:parent-style-name="standard">
      <style:graphic-properties draw:stroke="dash" draw:stroke-dash="Double_20_Dash" draw:marker-start="Arrowheads_20_2" draw:marker-start-width="0.3cm" draw:textarea-vertical-align="middle"/>
    </style:style>
    <style:style style:name="gr4" style:family="graphic" style:parent-style-name="standard">
      <style:graphic-properties draw:fill-color="#ffa6a6" draw:textarea-horizontal-align="justify" draw:textarea-vertical-align="middle" draw:auto-grow-height="false" fo:min-height="1.097cm" fo:min-width="2.419cm"/>
      <style:paragraph-properties style:writing-mode="lr-tb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1.237cm" fo:min-width="2.04cm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1.237cm" fo:min-width="2.04cm"/>
      <style:paragraph-properties style:writing-mode="lr-tb"/>
    </style:style>
    <style:style style:name="gr7" style:family="graphic" style:parent-style-name="standard">
      <style:graphic-properties draw:fill-color="#b7b3ca" draw:textarea-horizontal-align="justify" draw:textarea-vertical-align="middle" draw:auto-grow-height="false" fo:min-height="1.237cm" fo:min-width="2.04cm"/>
      <style:paragraph-properties style:writing-mode="lr-tb"/>
    </style:style>
    <style:style style:name="gr8" style:family="graphic" style:parent-style-name="standard">
      <style:graphic-properties draw:fill-color="#afd095" draw:textarea-horizontal-align="justify" draw:textarea-vertical-align="middle" draw:auto-grow-height="false" fo:min-height="1.237cm" fo:min-width="2.04cm"/>
      <style:paragraph-properties style:writing-mode="lr-tb"/>
    </style:style>
    <style:style style:name="gr9" style:family="graphic" style:parent-style-name="standard">
      <style:graphic-properties draw:fill-color="#ffa6a6" draw:textarea-horizontal-align="justify" draw:textarea-vertical-align="middle" draw:auto-grow-height="false" fo:min-height="1.097cm" fo:min-width="3.318cm"/>
      <style:paragraph-properties style:writing-mode="lr-tb"/>
    </style:style>
    <style:style style:name="gr10" style:family="graphic" style:parent-style-name="standard">
      <style:graphic-properties draw:fill="hatch" draw:fill-color="#ffffff" draw:fill-hatch-name="Red_20_90_20_Degrees_20_Crossed_20_1" draw:fill-hatch-solid="true" draw:textarea-horizontal-align="justify" draw:textarea-vertical-align="middle" draw:auto-grow-height="false" fo:min-height="1.655cm" fo:min-width="0.135cm"/>
    </style:style>
    <style:style style:name="gr11" style:family="graphic" style:parent-style-name="standard">
      <style:graphic-properties draw:fill="solid" draw:fill-color="#ffffff" draw:fill-hatch-solid="true" draw:textarea-horizontal-align="justify" draw:textarea-vertical-align="middle" draw:auto-grow-height="false" fo:min-height="1.655cm" fo:min-width="0.135cm"/>
    </style:style>
    <style:style style:name="gr12" style:family="graphic" style:parent-style-name="standard">
      <style:graphic-properties draw:fill="hatch" draw:fill-color="#ffffff" draw:fill-hatch-name="Red_20_90_20_Degrees_20_Crossed_20_1" draw:fill-hatch-solid="true" draw:textarea-horizontal-align="justify" draw:textarea-vertical-align="middle" draw:auto-grow-height="false" fo:min-height="1.02cm" fo:min-width="0.188cm"/>
    </style:style>
    <style:style style:name="gr13" style:family="graphic" style:parent-style-name="standard">
      <style:graphic-properties draw:fill="solid" draw:fill-color="#ffffff" draw:fill-hatch-solid="true" draw:textarea-horizontal-align="justify" draw:textarea-vertical-align="middle" draw:auto-grow-height="false" fo:min-height="0.385cm" fo:min-width="0.135cm"/>
    </style:style>
    <style:style style:name="gr14" style:family="graphic" style:parent-style-name="standard">
      <style:graphic-properties draw:fill="hatch" draw:fill-color="#ffffff" draw:fill-hatch-name="Red_20_90_20_Degrees_20_Crossed_20_1" draw:fill-hatch-solid="true" draw:textarea-horizontal-align="justify" draw:textarea-vertical-align="middle" draw:auto-grow-height="false" fo:min-height="0.385cm" fo:min-width="0.188cm"/>
      <style:paragraph-properties style:writing-mode="lr-tb"/>
    </style:style>
    <style:style style:name="gr15" style:family="graphic" style:parent-style-name="standard">
      <style:graphic-properties svg:stroke-width="0.254cm" draw:marker-start="Arrowheads_20_3" draw:marker-start-width="0.686cm" draw:marker-end-width="0.584cm" draw:textarea-vertical-align="middle" fo:padding-top="0.252cm" fo:padding-bottom="0.252cm" fo:padding-left="0.377cm" fo:padding-right="0.377cm"/>
    </style:style>
    <style:style style:name="gr16" style:family="graphic" style:parent-style-name="standard">
      <style:graphic-properties draw:stroke="solid" draw:stroke-dash="Long_20_Dot" svg:stroke-width="0.102cm" draw:marker-start="Arrowheads_20_4" draw:marker-start-width="0.457cm" draw:marker-end-width="0.356cm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draw:marker-start="Arrowheads_20_5" draw:marker-start-width="0.457cm" draw:marker-end-width="0.356cm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5.92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9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  <style:paragraph-properties style:writing-mode="lr-tb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objectwithoutfill">
      <style:graphic-properties draw:stroke="dash" draw:stroke-dash="Long_20_Dash_20_Dot_20__28_Rounded_29_" svg:stroke-linecap="round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a6a6"/>
      <style:paragraph-properties fo:text-align="center" style:writing-mode="lr-tb"/>
    </style:style>
    <style:style style:name="P5" style:family="paragraph">
      <loext:graphic-properties draw:fill-color="#ffe994"/>
      <style:paragraph-properties fo:text-align="center" style:writing-mode="lr-tb"/>
    </style:style>
    <style:style style:name="P6" style:family="paragraph">
      <loext:graphic-properties draw:fill-color="#b4c7dc"/>
      <style:paragraph-properties fo:text-align="center" style:writing-mode="lr-tb"/>
    </style:style>
    <style:style style:name="P7" style:family="paragraph">
      <loext:graphic-properties draw:fill-color="#b7b3ca"/>
      <style:paragraph-properties fo:text-align="center" style:writing-mode="lr-tb"/>
    </style:style>
    <style:style style:name="P8" style:family="paragraph">
      <loext:graphic-properties draw:fill-color="#afd095"/>
      <style:paragraph-properties fo:text-align="center" style:writing-mode="lr-tb"/>
    </style:style>
    <style:style style:name="P9" style:family="paragraph">
      <loext:graphic-properties draw:fill="hatch" draw:fill-color="#ffffff" draw:fill-hatch-name="Red_20_90_20_Degrees_20_Crossed_20_1" draw:fill-hatch-solid="true"/>
      <style:paragraph-properties fo:margin-left="0cm" fo:margin-right="0cm" fo:text-align="center" fo:text-indent="0cm"/>
    </style:style>
    <style:style style:name="P10" style:family="paragraph">
      <loext:graphic-properties draw:fill="solid" draw:fill-color="#ffffff" draw:fill-hatch-solid="true"/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 style:writing-mode="lr-tb"/>
    </style:style>
    <style:style style:name="P12" style:family="paragraph">
      <loext:graphic-properties draw:fill="hatch" draw:fill-color="#ffffff" draw:fill-hatch-name="Red_20_90_20_Degrees_20_Crossed_20_1" draw:fill-hatch-solid="true"/>
      <style:paragraph-properties fo:margin-left="0cm" fo:margin-right="0cm" fo:text-align="center" fo:text-indent="0cm" style:writing-mode="lr-tb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text-indent="0cm" style:writing-mode="lr-tb"/>
      <style:text-properties fo:font-size="10pt"/>
    </style:style>
    <style:style style:name="P18" style:family="paragraph">
      <loext:graphic-properties draw:fill="none"/>
      <style:paragraph-properties fo:margin-left="0cm" fo:margin-right="0cm" fo:text-align="center" fo:text-indent="0cm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5.592cm" svg:y1="2.82cm" svg:x2="3.052cm" svg:y2="2.82cm">
            <text:p/>
          </draw:line>
          <draw:frame draw:style-name="gr2" draw:text-style-name="P2" draw:layer="layout" svg:width="0.913cm" svg:height="0.962cm" svg:x="3.545cm" svg:y="1.985cm">
            <draw:text-box>
              <text:p>Ξ</text:p>
            </draw:text-box>
          </draw:frame>
        </draw:g>
        <draw:line draw:style-name="gr3" draw:text-style-name="P1" draw:layer="layout" svg:x1="10.843cm" svg:y1="2.846cm" svg:x2="7.679cm" svg:y2="2.846cm">
          <text:p/>
        </draw:line>
        <draw:custom-shape draw:style-name="gr4" draw:text-style-name="P4" draw:layer="layout" svg:width="4.127cm" svg:height="1.905cm" svg:x="9.53cm" svg:y="3.47cm">
          <text:p text:style-name="P3">Contra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54cm" svg:height="1.487cm" svg:x="3.222cm" svg:y="4.91cm">
          <text:p text:style-name="P3"><text:span text:style-name="T1">C</text:span><text:span text:style-name="T1">al</text:span><text:span text:style-name="T1">l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487cm" svg:x="3.222cm" svg:y="6.81cm">
          <text:p text:style-name="P3"><text:span text:style-name="T2">S</text:span><text:span text:style-name="T2">u</text:span><text:span text:style-name="T2">b</text:span><text:span text:style-name="T2">s</text:span><text:span text:style-name="T2">cr</text:span><text:span text:style-name="T2">ib</text:span><text:span text:style-name="T2">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1.487cm" svg:x="6.522cm" svg:y="6.71cm">
          <text:p text:style-name="P3"><text:span text:style-name="T3">C</text:span><text:span text:style-name="T3">o</text:span><text:span text:style-name="T3">m</text:span><text:span text:style-name="T3">p</text:span><text:span text:style-name="T3">a</text:span><text:span text:style-name="T3">n</text:span><text:span text:style-name="T3">y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4cm" svg:height="1.487cm" svg:x="6.422cm" svg:y="4.91cm">
          <text:p text:style-name="P3"><text:span text:style-name="T3">Provid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487cm" svg:x="3.322cm" svg:y="13.81cm">
          <text:p text:style-name="P3"><text:span text:style-name="T2">Subscrib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398cm" svg:height="1.905cm" svg:x="9.572cm" svg:y="13.67cm">
          <text:p text:style-name="P3">clocktower.subscri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35cm" svg:height="1.905cm" svg:x="17.127cm" svg:y="2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635cm" svg:height="1.905cm" svg:x="14.427cm" svg:y="2.27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9" draw:layer="layout" svg:width="0.688cm" svg:height="1.27cm" svg:x="16.227cm" svg:y="2.9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635cm" svg:height="0.635cm" svg:x="16.245cm" svg:y="2.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0" draw:layer="layout" svg:width="0.635cm" svg:height="1.905cm" svg:x="15.327cm" svg:y="2.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2" draw:layer="layout" svg:width="0.688cm" svg:height="0.635cm" svg:x="15.327cm" svg:y="3.54cm">
            <text:p text:style-name="P11"/>
            <text:p text:style-name="P11"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0" draw:layer="layout" svg:width="0.635cm" svg:height="1.905cm" svg:x="15.527cm" svg:y="13.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35cm" svg:height="1.905cm" svg:x="17.927cm" svg:y="13.67cm">
          <text:p/>
          <draw:enhanced-geometry svg:viewBox="0 0 21600 21600" draw:type="rectangle" draw:enhanced-path="M 0 0 L 21600 0 21600 21600 0 21600 0 0 Z N"/>
        </draw:custom-shape>
        <draw:line draw:style-name="gr15" draw:text-style-name="P13" draw:layer="layout" svg:x1="9.155cm" svg:y1="14.652cm" svg:x2="6.297cm" svg:y2="14.652cm">
          <text:p/>
        </draw:line>
        <draw:line draw:style-name="gr15" draw:text-style-name="P13" draw:layer="layout" svg:x1="7.492cm" svg:y1="9.052cm" svg:x2="4.634cm" svg:y2="9.052cm">
          <text:p/>
        </draw:line>
        <draw:line draw:style-name="gr16" draw:text-style-name="P13" draw:layer="layout" svg:x1="17.575cm" svg:y1="14.652cm" svg:x2="16.622cm" svg:y2="14.652cm">
          <text:p/>
        </draw:line>
        <draw:line draw:style-name="gr17" draw:text-style-name="P13" draw:layer="layout" svg:x1="12.43cm" svg:y1="18.462cm" svg:x2="12.43cm" svg:y2="16.24cm">
          <text:p/>
        </draw:line>
        <draw:custom-shape draw:style-name="gr8" draw:text-style-name="P8" draw:layer="layout" svg:width="2.54cm" svg:height="1.487cm" svg:x="11.122cm" svg:y="19.01cm">
          <text:p text:style-name="P3"><text:span text:style-name="T3">Provider</text:span></text:p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17.474cm" svg:height="3.806cm" svg:x="2.27cm" svg:y="21.63cm">
          <draw:text-box>
            <text:p text:style-name="P14"><text:span text:style-name="T4">A.</text:span> <text:span text:style-name="T4">Subcri</text:span><text:span text:style-name="T4">ption </text:span><text:span text:style-name="T4">Initiati</text:span><text:span text:style-name="T4">on</text:span> 1. Subscriber and provider initiate </text:p>
            <text:p text:style-name="P14">relationship off-chain. 2. Subscriber sends payment via </text:p>
            <text:p text:style-name="P14">contract. Contract increases fee balance and pays the</text:p>
            <text:p text:style-name="P14">rest to provider. </text:p>
            <text:p text:style-name="P14"><text:s/></text:p>
          </draw:text-box>
        </draw:frame>
        <draw:frame draw:style-name="gr2" draw:text-style-name="P15" draw:layer="layout" svg:width="0.913cm" svg:height="0.962cm" svg:x="16.552cm" svg:y="13.617cm">
          <draw:text-box>
            <text:p text:style-name="P16">Ξ</text:p>
          </draw:text-box>
        </draw:frame>
        <draw:frame draw:style-name="gr19" draw:text-style-name="P17" draw:layer="layout" svg:width="1.497cm" svg:height="0.645cm" svg:x="15.17cm" svg:y="15.722cm">
          <draw:text-box>
            <text:p text:style-name="P14"><text:span text:style-name="T5">Empty</text:span></text:p>
          </draw:text-box>
        </draw:frame>
        <draw:frame draw:style-name="gr20" draw:text-style-name="P17" draw:layer="layout" svg:width="1.065cm" svg:height="0.645cm" svg:x="17.771cm" svg:y="15.723cm">
          <draw:text-box>
            <text:p text:style-name="P14"><text:span text:style-name="T5">Full</text:span></text:p>
          </draw:text-box>
        </draw:frame>
        <draw:frame draw:style-name="gr21" draw:text-style-name="P15" draw:layer="layout" svg:width="4.058cm" svg:height="0.962cm" svg:x="15.105cm" svg:y="12.247cm">
          <draw:text-box>
            <text:p text:style-name="P14">Fee Balance</text:p>
          </draw:text-box>
        </draw:frame>
        <draw:line draw:style-name="gr22" draw:text-style-name="P18" draw:layer="layout" svg:x1="1.635cm" svg:y1="10.842cm" svg:x2="19.415cm" svg:y2="10.842cm">
          <text:p/>
        </draw:line>
        <draw:line draw:style-name="gr23" draw:text-style-name="P19" draw:layer="layout" svg:x1="4.81cm" svg:y1="15.605cm" svg:x2="10.842cm" svg:y2="19.732cm">
          <text:p/>
        </draw:line>
      </draw:page>
      <draw:page draw:name="page2" draw:style-name="dp1" draw:master-page-name="Default">
        <draw:custom-shape draw:style-name="gr6" draw:text-style-name="P6" draw:layer="layout" svg:width="2.54cm" svg:height="1.487cm" svg:x="1.822cm" svg:y="3.61cm">
          <text:p text:style-name="P3"><text:span text:style-name="T2">Subscriber</text:span></text:p>
          <draw:enhanced-geometry svg:viewBox="0 0 21600 21600" draw:type="rectangle" draw:enhanced-path="M 0 0 L 21600 0 21600 21600 0 21600 0 0 Z N"/>
        </draw:custom-shape>
        <draw:line draw:style-name="gr15" draw:text-style-name="P13" draw:layer="layout" svg:x1="7.032cm" svg:y1="4.415cm" svg:x2="4.771cm" svg:y2="4.415cm">
          <text:p/>
        </draw:line>
        <draw:line draw:style-name="gr22" draw:text-style-name="P19" draw:layer="layout" svg:x1="6.08cm" svg:y1="3.78cm" svg:x2="7.667cm" svg:y2="2.827cm">
          <text:p/>
        </draw:line>
        <draw:line draw:style-name="gr22" draw:text-style-name="P19" draw:layer="layout" svg:x1="6.08cm" svg:y1="5.05cm" svg:x2="7.667cm" svg:y2="6.002cm">
          <text:p/>
        </draw:line>
        <draw:frame draw:style-name="gr24" draw:text-style-name="P20" draw:layer="layout" svg:width="3.211cm" svg:height="0.962cm" svg:x="8.002cm" svg:y="2.305cm">
          <draw:text-box>
            <text:p>subscribe</text:p>
          </draw:text-box>
        </draw:frame>
        <draw:frame draw:style-name="gr24" draw:text-style-name="P20" draw:layer="layout" svg:width="3.211cm" svg:height="0.962cm" svg:x="8.003cm" svg:y="5.605cm">
          <draw:text-box>
            <text:p>subscribe</text:p>
          </draw:text-box>
        </draw:frame>
        <draw:frame draw:style-name="gr24" draw:text-style-name="P20" draw:layer="layout" svg:width="3.211cm" svg:height="0.962cm" svg:x="8.003cm" svg:y="4.005cm">
          <draw:text-box>
            <text:p>subscribe</text:p>
          </draw:text-box>
        </draw:frame>
        <draw:line draw:style-name="gr22" draw:text-style-name="P19" draw:layer="layout" svg:x1="11.477cm" svg:y1="6.08cm" svg:x2="13.064cm" svg:y2="5.127cm">
          <text:p/>
        </draw:line>
        <draw:line draw:style-name="gr22" draw:text-style-name="P19" draw:layer="layout" svg:x1="11.381cm" svg:y1="2.75cm" svg:x2="12.968cm" svg:y2="3.702cm">
          <text:p/>
        </draw:line>
        <draw:custom-shape draw:style-name="gr9" draw:text-style-name="P4" draw:layer="layout" svg:width="5.398cm" svg:height="1.905cm" svg:x="13.673cm" svg:y="3.47cm">
          <text:p text:style-name="P3">Clocktower.re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54cm" svg:height="1.487cm" svg:x="12.522cm" svg:y="7.81cm">
          <text:p text:style-name="P3"><text:span text:style-name="T1">C</text:span><text:span text:style-name="T1">al</text:span><text:span text:style-name="T1">l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54cm" svg:height="1.487cm" svg:x="16.922cm" svg:y="7.81cm">
          <text:p text:style-name="P3"><text:span text:style-name="T3">Provider</text:span></text:p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0.913cm" svg:height="0.962cm" svg:x="16.553cm" svg:y="13.617cm">
          <draw:text-box>
            <text:p text:style-name="P16">Ξ</text:p>
          </draw:text-box>
        </draw:frame>
        <draw:line draw:style-name="gr3" draw:text-style-name="P1" draw:layer="layout" svg:x1="14.97cm" svg:y1="5.445cm" svg:x2="13.879cm" svg:y2="7.246cm">
          <text:p/>
        </draw:line>
        <draw:line draw:style-name="gr17" draw:text-style-name="P13" draw:layer="layout" svg:x1="14.335cm" svg:y1="7.35cm" svg:x2="15.252cm" svg:y2="5.695cm">
          <text:p/>
        </draw:line>
        <draw:line draw:style-name="gr17" draw:text-style-name="P13" draw:layer="layout" svg:x1="18.161cm" svg:y1="7.325cm" svg:x2="17.51cm" svg:y2="5.76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double" draw:color="#2a6099" draw:distance="0.051cm" draw:rotation="156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ouble_20_Dash" draw:display-name="Double Dash" draw:style="rect" draw:dots1="1" draw:dots1-length="800%" draw:distance="300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0T15:06:41.485204736</meta:creation-date>
    <dc:date>2023-02-03T15:04:28.294253199</dc:date>
    <meta:editing-duration>PT25M12S</meta:editing-duration>
    <meta:editing-cycles>6</meta:editing-cycles>
    <meta:generator>LibreOffice/7.3.7.2$Linux_X86_64 LibreOffice_project/30$Build-2</meta:generator>
    <meta:document-statistic meta:object-count="49"/>
  </office:meta>
</office:document-meta>
</file>